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01cm" fo:margin-left="0cm" fo:margin-top="0cm" fo:margin-bottom="0cm" table:align="left"/>
    </style:style>
    <style:style style:name="Таблица1.A" style:family="table-column">
      <style:table-column-properties style:column-width="1.057cm"/>
    </style:style>
    <style:style style:name="Таблица1.B" style:family="table-column">
      <style:table-column-properties style:column-width="6.403cm"/>
    </style:style>
    <style:style style:name="Таблица1.C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 fo:orphans="0" fo:widows="0"/>
    </style:style>
    <style:style style:name="P3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.212cm" loext:contextual-spacing="false" fo:line-height="100%" fo:text-align="end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">
      <loext:graphic-properties draw:fill-color="#ffffff"/>
      <style:paragraph-properties fo:margin-left="0cm" fo:margin-right="0cm" fo:orphans="0" fo:widows="0" fo:text-indent="0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loext:graphic-properties draw:fill-color="#ffffff"/>
      <style:paragraph-properties fo:orphans="0" fo:widows="0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</style:style>
    <style:style style:name="P10" style:family="paragraph" style:parent-style-name="Standard">
      <style:paragraph-properties fo:margin-left="0cm" fo:margin-right="-1.572cm" fo:text-align="justify" style:justify-single-word="false" fo:orphans="0" fo:widows="0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loext:graphic-properties draw:fill-color="#ffffff"/>
      <style:paragraph-properties fo:margin-left="-0.998cm" fo:margin-right="-1.572cm" fo:text-align="justify" style:justify-single-word="false" fo:orphans="0" fo:widows="0" fo:text-indent="0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-0.998cm" fo:margin-right="-1.572cm" fo:text-align="justify" style:justify-single-word="false" fo:orphans="0" fo:widows="0" fo:text-indent="0.998cm" style:auto-text-indent="false"/>
    </style:style>
    <style:style style:name="P13" style:family="paragraph" style:parent-style-name="Standard">
      <style:paragraph-properties fo:margin-left="-0.998cm" fo:margin-right="-1.572cm" fo:text-align="justify" style:justify-single-word="false" fo:orphans="0" fo:widows="0" fo:text-indent="0.998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loext:graphic-properties draw:fill-color="#ffffff"/>
      <style:paragraph-properties fo:margin-left="0cm" fo:margin-right="-0.572cm" fo:text-align="justify" style:justify-single-word="false" fo:orphans="0" fo:widows="0" fo:text-indent="0cm" style:auto-text-indent="false" fo:padding="0cm" fo:border="none"/>
    </style:style>
    <style:style style:name="P15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.212cm" loext:contextual-spacing="false" fo:line-height="100%" fo:text-align="end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2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2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8.749cm" fo:margin-right="0cm" fo:margin-top="0cm" fo:margin-bottom="0.212cm" loext:contextual-spacing="false" fo:line-height="100%" fo:text-indent="0.1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4" style:family="paragraph" style:parent-style-name="Standard" style:list-style-name="WWNum1">
      <loext:graphic-properties draw:fill-color="#ffffff"/>
      <style:paragraph-properties fo:margin-left="1.27cm" fo:margin-right="0cm" fo:orphans="0" fo:widows="0" fo:text-indent="-0.635cm" style:auto-text-indent="false" fo:padding="0cm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 style:list-style-name="WWNum1">
      <loext:graphic-properties draw:fill-color="#ffffff"/>
      <style:paragraph-properties fo:margin-left="1.27cm" fo:margin-right="0cm" fo:text-align="justify" style:justify-single-word="false" fo:orphans="0" fo:widows="0" fo:text-indent="-0.635cm" style:auto-text-indent="false" fo:padding="0cm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 style:list-style-name="WWNum1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officeooo:paragraph-rsid="001923c2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loext:graphic-properties draw:fill-color="#ffffff"/>
      <style:paragraph-properties fo:margin-left="0cm" fo:margin-right="0cm" fo:orphans="0" fo:widows="0" fo:text-indent="0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-color="#ffffff"/>
      <style:paragraph-properties fo:margin-left="0cm" fo:margin-right="0cm" fo:text-align="justify" style:justify-single-word="false" fo:orphans="0" fo:widows="0" fo:text-indent="0cm" style:auto-text-indent="false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4" style:family="paragraph" style:parent-style-name="Standard">
      <loext:graphic-properties draw:fill-color="#ffffff"/>
      <style:paragraph-properties fo:margin-left="0cm" fo:margin-right="-1.572cm" fo:text-align="justify" style:justify-single-word="false" fo:orphans="0" fo:widows="0" fo:text-indent="0cm" style:auto-text-indent="false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cm" fo:margin-right="-1.572cm" fo:text-align="justify" style:justify-single-word="false" fo:orphans="0" fo:widows="0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left="-0.998cm" fo:margin-right="-1.572cm" fo:text-align="justify" style:justify-single-word="false" fo:orphans="0" fo:widows="0" fo:text-indent="0.998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1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перационные системы» <text:s text:c="2"/></text:p>
      <text:p text:style-name="P3"><text:s/></text:p>
      <text:p text:style-name="P3"><text:s/></text:p>
      <text:p text:style-name="P3"><text:s/></text:p>
      <text:p text:style-name="P3"><text:s/></text:p>
      <text:p text:style-name="P19">Лабораторная работа № 2</text:p>
      <text:p text:style-name="P20">Тема: Управление процессами в ОС</text:p>
      <text:p text:style-name="P3"/>
      <text:p text:style-name="P21"><text:s/></text:p>
      <text:p text:style-name="P21"><text:s/></text:p>
      <text:p text:style-name="P3"><text:s/></text:p>
      <text:p text:style-name="P23">Студент: Туманов Георгий</text:p>
      <text:p text:style-name="P23">Группа: 80-201</text:p>
      <text:p text:style-name="P23">Преподаватель: Соколов А.А.</text:p>
      <text:p text:style-name="P23">Дата:</text:p>
      <text:p text:style-name="P23">Оценка:</text:p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3">Москва, 2019</text:p>
      <text:p text:style-name="P3"><text:soft-page-break/></text:p>
      <text:list xml:id="list1446781967" text:style-name="WWNum1">
        <text:list-item>
          <text:p text:style-name="P24">Постановка задачи</text:p>
        </text:list-item>
      </text:list>
      <text:p text:style-name="P5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</text:p>
      <text:p text:style-name="P5">Необходимо обрабатывать системные ошибки, которые могут возникнуть в результате работы.</text:p>
      <text:p text:style-name="P5"/>
      <text:p text:style-name="P5">Вариант 16: На вход программе подается команда интерпретатора команд и имя файла. Программа должна перенаправить стандартный ввод команды с этого файла и вывести результат команды в стандартный выходной поток. Использование операций write и printf запрещено.</text:p>
      <text:p text:style-name="P5"/>
      <text:p text:style-name="P7"/>
      <text:list xml:id="list105204735252054" text:continue-numbering="true" text:style-name="WWNum1">
        <text:list-item>
          <text:p text:style-name="P25">Описание программы </text:p>
        </text:list-item>
      </text:list>
      <text:p text:style-name="P32">Программа qwuk является вспомогательной и нужна для демонстрации основной программы. Она меняет регистр букв, а если встречает разделитель, выводит его ASCII-код. Остальные символы выводятся без изменений. Компилируется строкой: gcc qwuk.c -o qwuk</text:p>
      <text:p text:style-name="P32">Основная программа читает две строки: команду интерпретатора и имя файла. Если вторая строка пустая, программа выполняет команду интерпретатора без изменений. Иначе, на стандартный ввод программе подаётся файл, имя которого написано во второй строке.</text:p>
      <text:list xml:id="list105203987262726" text:continue-numbering="true" text:style-name="WWNum1">
        <text:list-item>
          <text:p text:style-name="P26">Набор testcases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№</text:p>
          </table:table-cell>
          <table:table-cell table:style-name="Таблица1.A1" office:value-type="string">
            <text:p text:style-name="P30">Описание</text:p>
          </table:table-cell>
          <table:table-cell table:style-name="Таблица1.A1" office:value-type="string">
            <text:p text:style-name="P30">Ввод</text:p>
          </table:table-cell>
        </table:table-row>
        <table:table-row table:style-name="Таблица1.1">
          <table:table-cell table:style-name="Таблица1.A1" office:value-type="string">
            <text:p text:style-name="P30">1</text:p>
          </table:table-cell>
          <table:table-cell table:style-name="Таблица1.A1" office:value-type="string">
            <text:p text:style-name="P30">Тест с двумя строками</text:p>
          </table:table-cell>
          <table:table-cell table:style-name="Таблица1.A1" office:value-type="string">
            <text:p text:style-name="P6">./qwuk</text:p>
            <text:p text:style-name="P6">lines.txt</text:p>
          </table:table-cell>
        </table:table-row>
        <table:table-row table:style-name="Таблица1.1">
          <table:table-cell table:style-name="Таблица1.A1" office:value-type="string">
            <text:p text:style-name="P30">2</text:p>
          </table:table-cell>
          <table:table-cell table:style-name="Таблица1.A1" office:value-type="string">
            <text:p text:style-name="P30">Тест с одной строкой</text:p>
          </table:table-cell>
          <table:table-cell table:style-name="Таблица1.A1" office:value-type="string">
            <text:p text:style-name="P6">date</text:p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30">3</text:p>
          </table:table-cell>
          <table:table-cell table:style-name="Таблица1.A1" office:value-type="string">
            <text:p text:style-name="P30">Тест с /dev/null</text:p>
          </table:table-cell>
          <table:table-cell table:style-name="Таблица1.A1" office:value-type="string">
            <text:p text:style-name="P6">./qwuk</text:p>
            <text:p text:style-name="P6">/dev/null</text:p>
          </table:table-cell>
        </table:table-row>
      </table:table>
      <text:list xml:id="list105204990355802" text:continue-numbering="true" text:style-name="WWNum1">
        <text:list-header>
          <text:p text:style-name="P27"/>
        </text:list-header>
        <text:list-item>
          <text:p text:style-name="P27"><text:soft-page-break/>Результаты выполнения тестов.</text:p>
        </text:list-item>
      </text:list>
      <text:p text:style-name="P9"><text:span text:style-name="T2">test 1</text:span><text:span text:style-name="T1">:</text:span></text:p>
      <text:p text:style-name="P34">./qwuk</text:p>
      <text:p text:style-name="P34">lines.txt</text:p>
      <text:p text:style-name="P34">big letters SMALL LETTERS</text:p>
      <text:p text:style-name="P34">aaBBccDD</text:p>
      <text:p text:style-name="P34">oooo OOOOO PPPPpppp</text:p>
      <text:p text:style-name="P11"/>
      <text:p text:style-name="P2"><text:span text:style-name="T2">test 2</text:span><text:span text:style-name="T1">:</text:span></text:p>
      <text:p text:style-name="P13">date</text:p>
      <text:p text:style-name="P13"/>
      <text:p text:style-name="P13">Чт окт 17 10:46:21 MSK 2019</text:p>
      <text:p text:style-name="P12"><text:span text:style-name="T2">test 3</text:span><text:span text:style-name="T1">:</text:span></text:p>
      <text:p text:style-name="P10">./qwuk</text:p>
      <text:p text:style-name="P10">/dev/null</text:p>
      <text:p text:style-name="P10"/>
      <text:p text:style-name="P10"/>
      <text:list xml:id="list105203584686361" text:continue-numbering="true" text:style-name="WWNum1">
        <text:list-item>
          <text:p text:style-name="P25">Листинг программы</text:p>
        </text:list-item>
      </text:list>
      <text:p text:style-name="P8">#include &lt;unistd.h&gt;</text:p>
      <text:p text:style-name="P8">#include &lt;sys/wait.h&gt;</text:p>
      <text:p text:style-name="P8">#include &lt;fcntl.h&gt;</text:p>
      <text:p text:style-name="P8"/>
      <text:p text:style-name="P8">#define READ_END 0</text:p>
      <text:p text:style-name="P8">#define WRITE_END 1</text:p>
      <text:p text:style-name="P8">#define BUF_SZ 100</text:p>
      <text:p text:style-name="P8"/>
      <text:p text:style-name="P8">char rid(int from, char where[])</text:p>
      <text:p text:style-name="P8">{</text:p>
      <text:p text:style-name="P8"><text:tab/>char c;</text:p>
      <text:p text:style-name="P8"><text:tab/>for (int i = 0; i &lt; BUF_SZ - 1; i++)</text:p>
      <text:p text:style-name="P8"><text:tab/>{</text:p>
      <text:p text:style-name="P8"><text:s text:c="4"/><text:tab/>read(from, &amp;c, sizeof(c));</text:p>
      <text:p text:style-name="P8"><text:s text:c="4"/><text:tab/>if (c == '\n') { where[i] = '\0'; return c; }</text:p>
      <text:p text:style-name="P8"><text:s text:c="4"/><text:tab/>where[i] = c;</text:p>
      <text:p text:style-name="P8"><text:tab/>}</text:p>
      <text:p text:style-name="P8"><text:tab/>return 0;</text:p>
      <text:p text:style-name="P8">}</text:p>
      <text:p text:style-name="P8"/>
      <text:p text:style-name="P8">int main()</text:p>
      <text:p text:style-name="P8">{</text:p>
      <text:p text:style-name="P8"><text:tab/>char prog[BUF_SZ], fname[BUF_SZ];</text:p>
      <text:p text:style-name="P8"><text:tab/>prog[BUF_SZ - 1] = fname[BUF_SZ - 1] = '\0';</text:p>
      <text:p text:style-name="P8"/>
      <text:p text:style-name="P8"><text:tab/>rid(STDIN_FILENO, prog); //read prog name</text:p>
      <text:p text:style-name="P8"><text:tab/>rid(STDIN_FILENO, fname); //read file name</text:p>
      <text:p text:style-name="P8"/>
      <text:p text:style-name="P8"><text:tab/>if (fname[0] == '\0')</text:p>
      <text:p text:style-name="P8"><text:soft-page-break/><text:tab/>{</text:p>
      <text:p text:style-name="P8"><text:s text:c="4"/><text:tab/>execlp(prog, prog, NULL);</text:p>
      <text:p text:style-name="P8"><text:s text:c="4"/><text:tab/>return 0;</text:p>
      <text:p text:style-name="P8"><text:tab/>}</text:p>
      <text:p text:style-name="P8"><text:tab/>int file = open(fname, O_RDONLY);</text:p>
      <text:p text:style-name="P8"><text:tab/>if (file == -1) return -1; //cannot open file</text:p>
      <text:p text:style-name="P8"><text:tab/>if (dup2(file, STDIN_FILENO) == -1) { close(file); return -2; } //dup2 had been failing</text:p>
      <text:p text:style-name="P8"/>
      <text:p text:style-name="P8"><text:tab/>pid_t pid = fork();</text:p>
      <text:p text:style-name="P8"><text:tab/>if (pid &lt; 0) { close(file); return -3; } //fork was not sharp enough</text:p>
      <text:p text:style-name="P8"><text:tab/>if (pid)</text:p>
      <text:p text:style-name="P8"><text:tab/>{</text:p>
      <text:p text:style-name="P8"><text:s text:c="4"/><text:tab/>int s;</text:p>
      <text:p text:style-name="P8"><text:s text:c="4"/><text:tab/>waitpid(pid, &amp;s, 0); //wait untill child is end</text:p>
      <text:p text:style-name="P8"><text:s text:c="4"/><text:tab/>close(file);</text:p>
      <text:p text:style-name="P8"><text:tab/>}</text:p>
      <text:p text:style-name="P8"><text:tab/>else execlp(prog, prog, NULL); //do the job</text:p>
      <text:p text:style-name="P8"><text:tab/>return 0;</text:p>
      <text:p text:style-name="P8">}</text:p>
      <text:p text:style-name="P8"/>
      <text:list xml:id="list105203245527087" text:continue-numbering="true" text:style-name="WWNum1">
        <text:list-item>
          <text:p text:style-name="P25">Выводы:</text:p>
        </text:list-item>
      </text:list>
      <text:p text:style-name="P29">Освоил работу с несколькими процессами в Linux, а также технологию перенаправления входных и выходных потоков с помощью dup2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7T10:52:02.824120331</dc:date>
    <meta:editing-duration>PT4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4" meta:paragraph-count="101" meta:word-count="445" meta:character-count="3032" meta:non-whitespace-character-count="2609"/>
  </office:meta>
</office:document-meta>
</file>